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was done, when, what for and howit was tested (sort of support for the main chapter of my thesis)</text:p>
      <text:p text:style-name="Standard"/>
      <text:p text:style-name="Standard"><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Standard"/>
      <text:p text:style-name="Standard"><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Standard"/>
      <text:p text:style-name="Standard"><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Standard"/>
      <text:p text:style-name="Standard"><text:span text:style-name="T1">February</text:span> – Starting tests on Spartan-3E board (stopped for a moment because I ran out of goldpins and it's weekend). Ported project to Spartan-3E evalboard. Maciek, thanks for lending the board if you happen to rea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9S</meta:editing-duration>
    <meta:editing-cycles>4</meta:editing-cycles>
    <meta:generator>OpenOffice.org/3.4.1$Win32 OpenOffice.org_project/341m1$Build-9593</meta:generator>
    <dc:date>2014-02-08T21:38:10.97</dc:date>
    <meta:document-statistic meta:table-count="0" meta:image-count="0" meta:object-count="0" meta:page-count="1" meta:paragraph-count="5" meta:word-count="193" meta:character-count="1135"/>
    <meta:user-defined meta:name="Info 1"/>
    <meta:user-defined meta:name="Info 2"/>
    <meta:user-defined meta:name="Info 3"/>
    <meta:user-defined meta:name="Info 4"/>
  </office:meta>
</office:document-meta>
</file>